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public.tableau.com/app/profile/istaque.faisal/viz/Netflixdashboard_16762928853520/NETFLIX?publish=yes" text:style-name="Internet_20_link" text:visited-style-name="Visited_20_Internet_20_Link">https://public.tableau.com/app/profile/istaque.faisal/viz/Netflixdashboard_16762928853520/NETFLIX?publish=yes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5S</meta:editing-duration>
    <meta:editing-cycles>3</meta:editing-cycles>
    <meta:generator>OpenOffice/4.1.7$Win32 OpenOffice.org_project/417m1$Build-9800</meta:generator>
    <dc:date>2023-02-13T19:07:26.77</dc:date>
    <meta:document-statistic meta:table-count="0" meta:image-count="0" meta:object-count="0" meta:page-count="1" meta:paragraph-count="1" meta:word-count="1" meta:character-count="109"/>
    <meta:user-defined meta:name="Info 1"/>
    <meta:user-defined meta:name="Info 2"/>
    <meta:user-defined meta:name="Info 3"/>
    <meta:user-defined meta:name="Info 4"/>
  </office:meta>
</office:document-meta>
</file>